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334cm" style:rel-column-width="12852*"/>
    </style:style>
    <style:style style:name="Table2.B" style:family="table-column">
      <style:table-column-properties style:column-width="2.143cm" style:rel-column-width="8262*"/>
    </style:style>
    <style:style style:name="Table2.C" style:family="table-column">
      <style:table-column-properties style:column-width="11.522cm" style:rel-column-width="44421*"/>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1200*"/>
    </style:style>
    <style:style style:name="Table3.B" style:family="table-column">
      <style:table-column-properties style:column-width="3.757cm" style:rel-column-width="2130*"/>
    </style:style>
    <style:style style:name="Table3.C" style:family="table-column">
      <style:table-column-properties style:column-width="11.125cm" style:rel-column-width="6307*"/>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1200*"/>
    </style:style>
    <style:style style:name="Table4.B" style:family="table-column">
      <style:table-column-properties style:column-width="3.598cm" style:rel-column-width="2040*"/>
    </style:style>
    <style:style style:name="Table4.C" style:family="table-column">
      <style:table-column-properties style:column-width="11.284cm" style:rel-column-width="6397*"/>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1200*"/>
    </style:style>
    <style:style style:name="Table5.B" style:family="table-column">
      <style:table-column-properties style:column-width="3.598cm" style:rel-column-width="2040*"/>
    </style:style>
    <style:style style:name="Table5.C" style:family="table-column">
      <style:table-column-properties style:column-width="11.284cm" style:rel-column-width="6397*"/>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lways" style:may-break-between-rows="true"/>
    </style:style>
    <style:style style:name="Table6.A" style:family="table-column">
      <style:table-column-properties style:column-width="2.117cm" style:rel-column-width="1200*"/>
    </style:style>
    <style:style style:name="Table6.B" style:family="table-column">
      <style:table-column-properties style:column-width="2.778cm" style:rel-column-width="1575*"/>
    </style:style>
    <style:style style:name="Table6.C" style:family="table-column">
      <style:table-column-properties style:column-width="12.104cm" style:rel-column-width="6862*"/>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Table_20_Contents">
      <style:text-properties fo:font-weight="bold" style:font-weight-asian="bold" style:font-weight-complex="bold"/>
    </style:style>
    <style:style style:name="P6" style:family="paragraph" style:parent-style-name="Table">
      <style:paragraph-properties fo:text-align="center"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text-properties fo:font-weight="normal" style:font-weight-asian="normal" style:font-weight-complex="normal"/>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list-style-name="L8">
      <style:paragraph-properties>
        <style:tab-stops>
          <style:tab-stop style:position="0.45cm"/>
        </style:tab-stops>
      </style:paragraph-properties>
    </style:style>
    <style:style style:name="P19" style:family="paragraph" style:parent-style-name="Text_20_body" style:list-style-name="L10"/>
    <style:style style:name="P20" style:family="paragraph" style:parent-style-name="Code">
      <style:paragraph-properties fo:text-align="center" style:justify-single-word="false"/>
    </style:style>
    <style:style style:name="P21" style:family="paragraph" style:parent-style-name="Table_20_Contents">
      <style:text-properties fo:font-weight="bold" style:font-weight-asian="bold" style:font-weight-complex="bold"/>
    </style:style>
    <style:style style:name="P22" style:family="paragraph" style:parent-style-name="Heading_20_1" style:master-page-name="">
      <style:paragraph-properties style:page-number="auto" fo:break-before="page"/>
    </style:style>
    <style:style style:name="P23" style:family="paragraph" style:parent-style-name="Heading_20_1" style:master-page-name="">
      <style:paragraph-properties style:page-number="auto" fo:break-before="page"/>
    </style:style>
    <style:style style:name="P24" style:family="paragraph" style:parent-style-name="Table">
      <style:paragraph-properties fo:text-align="center" style:justify-single-word="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rvis</text:p>
      <text:h text:style-name="Heading_20_1" text:outline-level="1">Introduction</text:h>
      <text:p text:style-name="Text_20_body">Jarvis is “helper glue”. <text:s/>It is designed to bridge the gap between your web-apps and your back-end database.</text:p>
      <text:list xml:id="list1144716280" text:style-name="L1">
        <text:list-item>
          <text:p text:style-name="P7">Rich Internet Application. <text:s/>Ajax (XML or JSON) requests and responses.</text:p>
        </text:list-item>
        <text:list-item>
          <text:p text:style-name="P7">&lt;Disconnect&gt;</text:p>
        </text:list-item>
        <text:list-item>
          <text:p text:style-name="P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9823581" text:style-name="L2">
        <text:list-item>
          <text:p text:style-name="P9">Secure: </text:p>
          <text:list>
            <text:list-item>
              <text:p text:style-name="P8">Jarvis can run over https. <text:s/></text:p>
            </text:list-item>
            <text:list-item>
              <text:p text:style-name="P8">Jarvis uses single-login and CGI cookies to maintain authenticated sessions. <text:s/></text:p>
            </text:list-item>
            <text:list-item>
              <text:p text:style-name="P8">Jarvis uses parameterized statements to prevent against SQL injection. </text:p>
            </text:list-item>
            <text:list-item>
              <text:p text:style-name="P8">Jarvis provides group-based access control.</text:p>
            </text:list-item>
          </text:list>
        </text:list-item>
        <text:list-item>
          <text:p text:style-name="P9">Extensible:</text:p>
          <text:list>
            <text:list-item>
              <text:p text:style-name="P11">Jarvis provides independent “datasets”, defined as simple XML files containing SQL.</text:p>
            </text:list-item>
            <text:list-item>
              <text:p text:style-name="P11">Jarvis provides configurable “Exec” extensions (e.g. running Jasper reports).</text:p>
            </text:list-item>
            <text:list-item>
              <text:p text:style-name="P11">Jarvis provides a mechanism for adding custom Perl modules.</text:p>
            </text:list-item>
          </text:list>
        </text:list-item>
        <text:list-item>
          <text:p text:style-name="P9">Standards-Based:</text:p>
          <text:list>
            <text:list-item>
              <text:p text:style-name="P11">Jarvis is based on XML, JSON, http/s and REST.</text:p>
            </text:list-item>
          </text:list>
        </text:list-item>
        <text:list-item>
          <text:p text:style-name="P9">Reasonably Efficient:</text:p>
          <text:list>
            <text:list-item>
              <text:p text:style-name="P11">Jarvis is “plenty fast enough”. <text:s/></text:p>
            </text:list-item>
            <text:list-item>
              <text:p text:style-name="P11">Jarvis written in a scripted language as many back end services are.</text:p>
            </text:list-item>
            <text:list-item>
              <text:p text:style-name="P11">Jarvis doesn't cache database connections. <text:s/>This may be a future enhancement.</text:p>
            </text:list-item>
          </text:list>
        </text:list-item>
      </text:list>
      <text:p text:style-name="P10">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P2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5">Path</text:p>
          </table:table-cell>
          <table:table-cell table:style-name="Table1.B1" office:value-type="string">
            <text:p text:style-name="P5">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
      <text:p text:style-name="Text_20_body">These lines are contain in /opt/jarvis/docs/jarvis-apache. <text:s/>The simplest approach is to copy this file <text:soft-page-break/>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67365117" text:style-name="L3">
        <text:list-item>
          <text:p text:style-name="P12"><text:span text:style-name="T1">Apache Configuration</text:span> – ScriptAlias and Alias lines</text:p>
        </text:list-item>
        <text:list-item>
          <text:p text:style-name="P12"><text:span text:style-name="T1">jarvis.pl</text:span> – use lib "/opt/jarvis/lib";</text:p>
        </text:list-item>
        <text:list-item>
          <text:p text:style-name="P12"><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2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1704810" text:style-name="L4">
        <text:list-item>
          <text:p text:style-name="P13">The database connection.</text:p>
        </text:list-item>
        <text:list-item>
          <text:p text:style-name="P13">The username/group list.</text:p>
        </text:list-item>
        <text:list-item>
          <text:p text:style-name="P1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 text:c="4"/>&lt;/app&gt;</text:p>
      <text:p text:style-name="Code">&lt;/jarvis&gt;</text:p>
      <text:p text:style-name="Text_20_body"><text:soft-page-break/></text:p>
      <text:p text:style-name="Text_20_body">Each of these will be discussed in detail.</text:p>
      <text:h text:style-name="Heading_20_2" text:outline-level="2">&lt;jarvis&gt;&lt;app&gt;</text:h>
      <text:p text:style-name="Text_20_body">All configuration is currently contained with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r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Attribute</text:p>
            </table:table-cell>
            <table:table-cell table:style-name="Table2.A1" office:value-type="string">
              <text:p text:style-name="P5">Default</text:p>
            </table:table-cell>
            <table:table-cell table:style-name="Table2.C1" office:value-type="string">
              <text:p text:style-name="P5">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ext:soft-page-break/>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po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6">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904543117" text:style-name="L5">
        <text:list-item>
          <text:p text:style-name="P14">Improved performance for array inserts. <text:s/>The overhead of preparing the statement is only required once.</text:p>
        </text:list-item>
        <text:list-item>
          <text:p text:style-name="P14">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However, every database is different, and it is not possible to guarantee that every database will be completely invulnerable to SQL injection if use_placeholders is disabled.</text:p>
      <text:p text:style-name="Text_20_body">You should always enable use_placeholders when possible. <text:s/>Unfortunately the Sybase DBI driver commonly used for SQL Server does not support placeholders.</text:p>
      <text:h text:style-name="Heading_20_2" text:outline-level="2">Configuration: format</text:h>
      <text:p text:style-name="Text_20_body">This determines the default returned format. <text:s/>Specify “json”, “xml” or “csv”. </text:p>
      <text:list xml:id="list1954513121" text:style-name="L6">
        <text:list-item>
          <text:p text:style-name="P15">This may be over-ridden a per-request basis with the CGI parameter “format”.</text:p>
        </text:list-item>
        <text:list-item>
          <text:p text:style-name="P15">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text:soft-page-break/>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48390146" text:style-name="L7">
        <text:list-item>
          <text:p text:style-name="P16">Extract ALL records from the database query.</text:p>
        </text:list-item>
        <text:list-item>
          <text:p text:style-name="P16">Slice out and return only those rows specified by the page parameters. <text:s/>E.g start = 50, limit = 25 means return rows with zero-based indxes 50-74.</text:p>
        </text:list-item>
        <text:list-item>
          <text:p text:style-name="P16">Return “fetched” as the total number of all rows read from the database query.</text:p>
        </text:list-item>
        <text:list-item>
          <text:p text:style-name="P1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16805843" text:continue-numbering="true" text:style-name="L7">
        <text:list-item>
          <text:p text:style-name="P16">Extract ALL records from the database query in the default query sort order.</text:p>
        </text:list-item>
        <text:list-item>
          <text:p text:style-name="P16">Use Perl “cmp” alphabetical sorting either ascending or descending.</text:p>
        </text:list-item>
        <text:list-item>
          <text:p text:style-name="P1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y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ant location.</text:p>
      <text:h text:style-name="Heading_20_2" text:outline-level="2">Configuration: stop_on_error, rollback_on_error</text:h>
      <text:p text:style-name="Text_20_body">These parameters define the behavior of the store action in the case that multiple rows are given for <text:soft-page-break/>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ur.</text:p>
      <text:h text:style-name="Heading_20_2" text:outline-level="2">Configuration: login</text:h>
      <text:p text:style-name="P17">Every application must have a login module defined. <text:s/>Currently Jarvis offers four standard login modules:</text:p>
      <text:list xml:id="list1161872841" text:style-name="L8">
        <text:list-item>
          <text:p text:style-name="P18">None – user is always logged in.</text:p>
        </text:list-item>
        <text:list-item>
          <text:p text:style-name="P18">Database – the username and passwords are stored in the database.</text:p>
        </text:list-item>
        <text:list-item>
          <text:p text:style-name="P18">ActiveDirectory – the usernames and passwords are checked against an Microsoft ActiveDirectory server. <text:s/>It is likely that one day this will be copied and modified to add support for standard LDAP, which is very similar.</text:p>
        </text:list-item>
        <text:list-item>
          <text:p text:style-name="P1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Attribute</text:p>
            </table:table-cell>
            <table:table-cell table:style-name="Table3.A1" office:value-type="string">
              <text:p text:style-name="P5">Default</text:p>
            </table:table-cell>
            <table:table-cell table:style-name="Table3.C1" office:value-type="string">
              <text:p text:style-name="P5">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6">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584309983" text:style-name="L10">
        <text:list-item>
          <text:p text:style-name="P19">dbi:Pg:&lt;database-handle&gt; (Postgres)</text:p>
        </text:list-item>
        <text:list-item>
          <text:p text:style-name="P1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Attribute</text:p>
          </table:table-cell>
          <table:table-cell table:style-name="Table4.A1" office:value-type="string">
            <text:p text:style-name="P5">Default</text:p>
          </table:table-cell>
          <table:table-cell table:style-name="Table4.C1" office:value-type="string">
            <text:p text:style-name="P5">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6">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5">Name</text:p>
            </table:table-cell>
            <table:table-cell table:style-name="Table5.A1" office:value-type="string">
              <text:p text:style-name="P5">Default</text:p>
            </table:table-cell>
            <table:table-cell table:style-name="Table5.C1" office:value-type="string">
              <text:p text:style-name="P5">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6">Table <text:sequence text:ref-name="refTable3" text:name="Table" text:formula="ooow:Table+1" style:num-format="1">4</text:sequence>: Session DB File Driver Parameters</text:p>
      <text:h text:style-name="Heading_20_2" text:outline-level="2">Configuration: exec</text:h>
      <text:p text:style-name="Text_20_body">An “exec” configuration defines a custom action type to be executed by spawning a sub-process. <text:s/>None or more “exec” configurations may be present. <text:s/>Each should have a unique action name which also does not conflict with any plugin action nam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5">Attribute</text:p>
            </table:table-cell>
            <table:table-cell table:style-name="Table6.A1" office:value-type="string">
              <text:p text:style-name="P5">Default</text:p>
            </table:table-cell>
            <table:table-cell table:style-name="Table6.C1" office:value-type="string">
              <text:p text:style-name="P5">Notes</text:p>
            </table:table-cell>
          </table:table-row>
        </table:table-header-rows>
        <table:table-row table:style-name="Table6.1">
          <table:table-cell table:style-name="Table6.A2" office:value-type="string">
            <text:p text:style-name="Table_20_Contents">action</text:p>
          </table:table-cell>
          <table:table-cell table:style-name="Table6.A2" office:value-type="string">
            <text:p text:style-name="Table_20_Contents">&lt;none&gt;</text:p>
          </table:table-cell>
          <table:table-cell table:style-name="Table6.C2" office:value-type="string">
            <text:p text:style-name="Table_20_Contents">Mandatory action name. <text:s/>This must </text:p>
          </table:table-cell>
        </table:table-row>
        <table:table-row table:style-name="Table6.1">
          <table:table-cell table:style-name="Table6.A2" office:value-type="string">
            <text:p text:style-name="Table_20_Contents">username</text:p>
          </table:table-cell>
          <table:table-cell table:style-name="Table6.A2" office:value-type="string">
            <text:p text:style-name="Table_20_Contents">''</text:p>
          </table:table-cell>
          <table:table-cell table:style-name="Table6.C2" office:value-type="string">
            <text:p text:style-name="Table_20_Contents">This is the username Jarvis uses to connect to the database for all requests.</text:p>
          </table:table-cell>
        </table:table-row>
        <table:table-row table:style-name="Table6.1">
          <table:table-cell table:style-name="Table6.A2" office:value-type="string">
            <text:p text:style-name="Table_20_Contents">password</text:p>
          </table:table-cell>
          <table:table-cell table:style-name="Table6.A2" office:value-type="string">
            <text:p text:style-name="Table_20_Contents">''</text:p>
          </table:table-cell>
          <table:table-cell table:style-name="Table6.C2" office:value-type="string">
            <text:p text:style-name="Table_20_Contents">This is the password Jarvis uses to connect to the database for all requests.</text:p>
          </table:table-cell>
        </table:table-row>
      </table:table>
      <text:p text:style-name="P6">Table <text:sequence text:ref-name="refTable4" text:name="Table" text:formula="ooow:Table+1" style:num-format="1">5</text:sequence>: Exec Configuration Attributes</text:p>
      <text:p text:style-name="P6"/>
      <text:p text:style-name="Standard">&lt;exec action="jasper" access="*" </text:p>
      <text:p text:style-name="Code"><text:s text:c="12"/>command="java -jar /opt/jasper/jasper.jar" </text:p>
      <text:p text:style-name="P20"><text:s text:c="12"/>add_headers="yes" filename_parameter="filename"/&gt;</text:p>
      <text:h text:style-name="P22" text:outline-level="1">TBD</text:h>
      <text:h text:style-name="Heading_20_2" text:outline-level="2">Misc Notes</text:h>
      <text:p text:style-name="Text_20_body">Add notes about combining mixed actions in one single request.</text:p>
      <text:p text:style-name="Text_20_body">Especially note about combining INSERT/UPDATE (I.e merge) and the problems therein: <text:s/>e.g.</text:p>
      <text:p text:style-name="Text_20_body">http://weblogs.sqlteam.com/mladenp/archive/2007/07/30/60273.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19T17:31:45</dc:date>
    <meta:editing-duration>PT54H23M33S</meta:editing-duration>
    <meta:editing-cycles>38</meta:editing-cycles>
    <meta:generator>OpenOffice.org/3.0$Linux OpenOffice.org_project/300m15$Build-9379</meta:generator>
    <meta:document-statistic meta:table-count="6" meta:image-count="0" meta:object-count="0" meta:page-count="10" meta:paragraph-count="292" meta:word-count="2648" meta:character-count="18782"/>
    <meta:user-defined meta:name="Info 1"/>
    <meta:user-defined meta:name="Info 2"/>
    <meta:user-defined meta:name="Info 3"/>
    <meta:user-defined meta:name="Info 4"/>
  </office:meta>
</office:document-meta>
</file>